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lr-tb"/>
      <style:text-properties fo:font-size="15pt" officeooo:rsid="0025dde3" officeooo:paragraph-rsid="0025dde3" style:font-size-asian="15pt" style:font-name-complex="IRZar" style:font-size-complex="15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03ce0"/>
    </style:style>
    <style:style style:name="P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9124de"/>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25dde3"/>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25dde3"/>
    </style:style>
    <style:style style:name="P10"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writing-mode="rl-tb"/>
      <style:text-properties officeooo:paragraph-rsid="0025dde3"/>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officeooo:paragraph-rsid="0025dde3"/>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writing-mode="rl-tb"/>
      <style:text-properties fo:font-size="15pt" officeooo:rsid="00f9c30c" officeooo:paragraph-rsid="00fa0b5d" style:font-size-asian="15pt" style:font-name-complex="IRZar" style:font-size-complex="15pt"/>
    </style:style>
    <style:style style:name="P13" style:family="paragraph" style:parent-style-name="Standard">
      <style:paragraph-properties fo:text-align="justify" style:justify-single-word="false" style:writing-mode="rl-tb"/>
      <style:text-properties fo:font-size="15pt" fo:font-weight="bold" officeooo:rsid="007964bc" officeooo:paragraph-rsid="00fa0b5d" style:font-size-asian="15pt" style:font-weight-asian="bold" style:font-name-complex="IRZar" style:font-size-complex="15pt" style:font-weight-complex="bold"/>
    </style:style>
    <style:style style:name="P14"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officeooo:rsid="009124de"/>
    </style:style>
    <style:style style:name="T23" style:family="text">
      <style:text-properties officeooo:rsid="00930446"/>
    </style:style>
    <style:style style:name="T24" style:family="text">
      <style:text-properties officeooo:rsid="00969037"/>
    </style:style>
    <style:style style:name="T25" style:family="text">
      <style:text-properties officeooo:rsid="0096a57a"/>
    </style:style>
    <style:style style:name="T26" style:family="text">
      <style:text-properties officeooo:rsid="00a2ff93"/>
    </style:style>
    <style:style style:name="T27" style:family="text">
      <style:text-properties officeooo:rsid="00dbd5f5"/>
    </style:style>
    <style:style style:name="T28" style:family="text">
      <style:text-properties officeooo:rsid="00fa0b5d"/>
    </style:style>
    <style:style style:name="T29" style:family="text">
      <style:text-properties officeooo:rsid="00fb4ace"/>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3"/>
      <text:p text:style-name="P1"/>
      <text:p text:style-name="P1"/>
      <text:p text:style-name="P1"/>
      <text:p text:style-name="P1"/>
      <text:p text:style-name="P1"/>
      <text:p text:style-name="P1"/>
      <text:p text:style-name="P1"/>
      <text:p text:style-name="P1"/>
      <text:p text:style-name="P1"/>
      <text:p text:style-name="P1"/>
      <text:p text:style-name="P1">مقدمه</text:p>
      <text:p text:style-name="P10"><text:span text:style-name="T14"><text:tab/></text:span><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11"><text:span text:style-name="T19"><text:tab/>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11"><text:span text:style-name="T20"><text:tab/>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12"><text:tab/><text:span text:style-name="T28">میزان ظرفیت یک خازن در ذخیرهٔ انرژی الکتریکی، ظرفیت الکتریکی نامیده می‌شود. ظرفیت الکتریکی با فرمول مقابل تعریف می‌شود. </text:span><text:span text:style-name="T28"><draw:g text:anchor-type="as-char" svg:y="-0.1862in" draw:z-index="2" draw:style-name="gr1"><svg:title>TexMaths</svg:title><draw:g draw:style-name="gr2"><draw:path draw:style-name="gr3" draw:text-style-name="P15" svg:width="0.3815in" svg:height="0.2831in" svg:x="0.0024in" svg:y="0.0087in" svg:viewBox="0 0 970 720" svg:d="M0 0c323 0 647 0 970 0 0 240 0 480 0 720-323 0-647 0-970 0 0-240 0-480 0-720z"><text:p/></draw:path><draw:path draw:style-name="gr4" draw:text-style-name="P16"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5" draw:text-style-name="P16" svg:width="0.1102in" svg:height="0.0382in" svg:x="0.1209in" svg:y="0.1248in" svg:viewBox="0 0 281 98" svg:d="M266 17c6 0 15 0 15-9 0-8-9-8-15-8-84 0-168 0-252 0-6 0-14 0-14 8 0 9 8 9 14 9 84 0 168 0 252 0zM266 98c6 0 15 0 15-8s-9-8-15-8c-84 0-168 0-252 0-6 0-14 0-14 8s8 8 14 8c84 0 168 0 252 0z"><text:p/></draw:path><draw:path draw:style-name="gr6" draw:text-style-name="P16" svg:width="0.0681in" svg:height="0.1047in" svg:x="0.3157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7" draw:text-style-name="P16" svg:width="0.0862in" svg:height="0.0063in" svg:x="0.3059in" svg:y="0.1409in" svg:viewBox="0 0 220 17" svg:d="M0 0c73 0 146 0 220 0 0 6 0 11 0 17-74 0-147 0-220 0 0-6 0-11 0-17z"><text:p/></draw:path><draw:path draw:style-name="gr8" draw:text-style-name="P16" svg:width="0.0728in" svg:height="0.0748in" svg:x="0.3106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28"><text:s/>که در این رابطه، q بار الکتریکی ذخیره شده در خازن و v ولتاژ اعمال شده به خازن است. اگر خازن از دو صفحه و یا دو قطعه فلزی مجزا از هم ساخته شده باشد، اختلاف پتانسیل بین دو صفحه </text:span><text:soft-page-break/><text:span text:style-name="T28">در رابطه ظرفیت الکتریکی قرار می‌گیرد. </text:span><text:span text:style-name="T29">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28">. در حالتی که خازن تنها از یک ق</text:span><text:span text:style-name="T29">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12"><text:tab/></text:p>
      <text:p text:style-name="P9"><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9"><svg:title>TexMaths</svg:title><svg:desc>12§latex§&amp; C = 4 \pi \varepsilon_0 &amp;§svg§1200§FALSE§</svg:desc><draw:g draw:style-name="gr2"><draw:path draw:style-name="gr10" draw:text-style-name="P15" svg:width="0.7189in" svg:height="0.1264in" svg:x="0in" svg:y="0.0083in" svg:viewBox="0 0 1827 322" svg:d="M914 322c-305 0-609 0-914 0 0-108 0-214 0-322 609 0 1218 0 1827 0 0 108 0 214 0 322-305 0-609 0-913 0z"><text:p/></draw:path><draw:path draw:style-name="gr11" draw:text-style-name="P16"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11" draw:text-style-name="P16"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11" draw:text-style-name="P16"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11" draw:text-style-name="P16"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11" draw:text-style-name="P16"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11" draw:text-style-name="P16"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9"><svg:title>TexMaths</svg:title><svg:desc>12§latex§&amp; C = \varepsilon_0 \frac{A}{d} &amp;§svg§1200§FALSE§</svg:desc><draw:g draw:style-name="gr2"><draw:path draw:style-name="gr10" draw:text-style-name="P15" svg:width="0.613in" svg:height="0.189in" svg:x="0.0004in" svg:y="0.0091in" svg:viewBox="0 0 1558 481" svg:d="M780 481c-261 0-520 0-780 0 0-160 0-321 0-481 519 0 1039 0 1558 0 0 160 0 321 0 481-259 0-519 0-778 0z"><text:p/></draw:path><draw:path draw:style-name="gr11" draw:text-style-name="P16"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11" draw:text-style-name="P16" svg:width="0.1098in" svg:height="0.0386in" svg:x="0.1764in" svg:y="0.0862in" svg:viewBox="0 0 280 99" svg:d="M265 17c6 0 15 0 15-9 0-8-9-8-14-8-84 0-169 0-253 0-6 0-13 0-13 8 0 9 7 9 14 9 84 0 167 0 251 0zM266 99c5 0 14 0 14-9 0-8-9-8-15-8-84 0-167 0-251 0-7 0-14 0-14 8 0 9 7 9 13 9 84 0 169 0 253 0z"><text:p/></draw:path><draw:path draw:style-name="gr11" draw:text-style-name="P16" svg:width="0.0665in" svg:height="0.0787in" svg:x="0.3551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11" draw:text-style-name="P16" svg:width="0.0535in" svg:height="0.0791in" svg:x="0.4343in" svg:y="0.0953in" svg:viewBox="0 0 137 202" svg:d="M137 102c0-32-4-56-18-77-9-13-28-25-51-25-68 0-68 81-68 102s0 100 68 100c69 0 69-79 69-100zM68 194c-14 0-32-9-38-33-4-17-4-41-4-64 0-20 0-43 5-60 6-23 25-29 37-29 16 0 32 10 36 27 5 16 5 37 5 62 0 23 0 45-3 63-6 28-26 34-38 34z"><text:p/></draw:path><draw:path draw:style-name="gr11" draw:text-style-name="P16"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11" draw:text-style-name="P16" svg:width="0.0992in" svg:height="0.0063in" svg:x="0.5228in" svg:y="0.1039in" svg:viewBox="0 0 253 17" svg:d="M126 17c-42 0-84 0-126 0 0-6 0-11 0-17 84 0 169 0 253 0 0 6 0 11 0 17-42 0-85 0-127 0z"><text:p/></draw:path><draw:path draw:style-name="gr11" draw:text-style-name="P16"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6"><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استفاده شود و برای ایجاد تصویر سطحی از </text:span><text:span text:style-name="T5">یک جسم (مثلاً یک سکه)</text:span><text:span text:style-name="T7"> به عنوان یک مسئله معکوس استفاده شود [25].</text:span></text:p>
      <text:p text:style-name="P7"><text:soft-page-break/><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7"><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4"/>
      <text:p text:style-name="P2">ظرفیت الکتریکی خازن ها با روش<text:span text:style-name="T22">‌</text:span>های مختلفی مانند روش تفاضل محدود و اجزا محدود [14]، تکنیک مونت کارلو [17،32] و روش <text:span text:style-name="T1">ممان‌</text:span>ها [4] <text:span text:style-name="T22">قابل </text:span>محاسبه است. به جز روش<text:span text:style-name="T22">‌</text:span>های <text:span text:style-name="T22">مبتنی بر فرایند‌های </text:span>تصادفی، بقیه <text:span text:style-name="T22">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3">، مستقیماً</text:span> تاثیر می<text:span text:style-name="T1">‌</text:span>گذارد.</text:p>
      <text:p text:style-name="P8"><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14"><text:span text:style-name="T30">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2">عناصر ماتریس <text:s/><text:span text:style-name="T24">به کار گرفته شده در روش ممان‌ها </text:span>را می<text:span text:style-name="T24">‌</text:span>توان با <text:span text:style-name="T1">انتگرال‌گیری</text:span> سطح<text:span text:style-name="T1">ی</text:span> در مناطق مرزی محاسبه کرد [18]. محاسب<text:span text:style-name="T24">هٔ</text:span> انتگرال<text:span text:style-name="T24">‌ها </text:span>را می<text:span text:style-name="T24">‌</text:span>توان به صورت تحلیلی [1،10،34] یا عددی [11،28] انجام داد. <text:s/><text:span text:style-name="T24">وبرای انجام انتگرال‌گیری</text:span> عددی<text:span text:style-name="T24">،</text:span> می<text:span text:style-name="T24">‌</text:span>توان به طور مستقیم <text:s/><text:span text:style-name="T24">به انتگرال‌گیری پرداخت و </text:span>یا <text:span text:style-name="T24">از</text:span> تکنیک مونت کارلو [24] <text:span text:style-name="T24">استفاده کرد</text:span>. <text:span text:style-name="T24">روش‌های دیگری هم برای محاسبه انتگرال عددی وجود دارد.</text:span> <text:span text:style-name="T24">مثلاً با بسط </text:span>تابع گرین <text:span text:style-name="T24">می‌توان</text:span> پاسخ را به صورت مجم<text:span text:style-name="T24">وع</text:span> عبارات <text:span text:style-name="T24">جبری </text:span>بساز<text:span text:style-name="T24">یم</text:span> [2،12،30،37]. <text:span text:style-name="T24">و در نهایت </text:span>در سال های اخیر، <text:span text:style-name="T24">از </text:span>روش های محاسباتی موازی برای سرعت بخشیدن به محاسبات استفاده شده است. [16،23].</text:p>
      <text:p text:style-name="P3"><text:soft-page-break/>در این <text:span text:style-name="T26">پایان‌نامه</text:span>، از <text:span text:style-name="T24">یک </text:span>تبدیل انتگرال<text:span text:style-name="T24">ی</text:span> برای حل تحلیلی انتگرال های چهارگانه استفاده شده است که فرمول<text:span text:style-name="T27">‌</text:span>های دقیقی برای ضرایب ماتریس <text:span text:style-name="T24">ممان</text:span><text:span text:style-name="T27">‌</text:span><text:span text:style-name="T24">ها</text:span> بدون تقریب ارائه می<text:span text:style-name="T2">‌</text:span>دهد. این عبارات تحلیلی برای تولید ماتریس<text:span text:style-name="T24">‌های مسأله مورد نظر</text:span> اتصال استفاده شده است. <text:span text:style-name="T24">و در ادامه با حل </text:span>معادله ماتریس<text:span text:style-name="T24">ی، ظرفیت</text:span> الکتریکی خازن صفحه موازی <text:s/><text:span text:style-name="T24">با </text:span>شکاف هوا و خازن مکعب واحد محاسبه شده است. نتایج با روش های تقریبی محاسبه انتگرالی مقایسه شده است. <text:s/><text:span text:style-name="T24">و دقت بسیار خوبی در محاسبات دیده شده است.</text:span></text:p>
      <text:p text:style-name="P2"><text:span text:style-name="T24">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4">در محاسبه</text:span> ظرفیت الکتریکی<text:span text:style-name="T24">،</text:span> برای هندسه<text:span text:style-name="T24">‌</text:span>های <text:span text:style-name="T24">دلخواه</text:span> خود <text:span text:style-name="T24">کمک ک</text:span>ند. <text:span text:style-name="T24">برای انجام محاسبات </text:span>یک کد پایتون <text:span text:style-name="T25">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5">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8-27T22:21:05.228779423</dc:date>
    <meta:editing-duration>P1DT13H32M9S</meta:editing-duration>
    <meta:editing-cycles>86</meta:editing-cycles>
    <meta:document-statistic meta:table-count="0" meta:image-count="0" meta:object-count="0" meta:page-count="4" meta:paragraph-count="16" meta:word-count="1389" meta:character-count="7353" meta:non-whitespace-character-count="5959"/>
  </office:meta>
</office:document-meta>
</file>